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6cm" svg:stroke-color="#000000" draw:marker-start-width="0.651cm" draw:marker-end-width="0.651cm" draw:textarea-horizontal-align="center" draw:textarea-vertical-align="middle" fo:padding-top="0.298cm" fo:padding-bottom="0.298cm" fo:padding-left="0.298cm" fo:padding-right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61cm" svg:stroke-color="#000000" draw:marker-start-width="0.665cm" draw:marker-end-width="0.665cm" draw:textarea-horizontal-align="center" draw:textarea-vertical-align="middle" fo:padding-top="0.302cm" fo:padding-bottom="0.302cm" fo:padding-left="0.302cm" fo:padding-right="0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619cm" svg:stroke-color="#000000" draw:marker-start-width="0.679cm" draw:marker-end-width="0.679cm" draw:textarea-horizontal-align="center" draw:textarea-vertical-align="middle" fo:padding-top="0.307cm" fo:padding-bottom="0.307cm" fo:padding-left="0.307cm" fo:padding-right="0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63cm" svg:stroke-color="#000000" draw:marker-start-width="0.695cm" draw:marker-end-width="0.695cm" draw:textarea-horizontal-align="center" draw:textarea-vertical-align="middle" fo:padding-top="0.312cm" fo:padding-bottom="0.312cm" fo:padding-left="0.312cm" fo:padding-right="0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64cm" svg:stroke-color="#000000" draw:marker-start-width="0.709cm" draw:marker-end-width="0.709cm" draw:textarea-horizontal-align="center" draw:textarea-vertical-align="middle" fo:padding-top="0.316cm" fo:padding-bottom="0.316cm" fo:padding-left="0.316cm" fo:padding-right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651cm" svg:stroke-color="#000000" draw:marker-start-width="0.725cm" draw:marker-end-width="0.725cm" draw:textarea-horizontal-align="center" draw:textarea-vertical-align="middle" fo:padding-top="0.321cm" fo:padding-bottom="0.321cm" fo:padding-left="0.321cm" fo:padding-right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66cm" svg:stroke-color="#000000" draw:marker-start-width="0.739cm" draw:marker-end-width="0.739cm" draw:textarea-horizontal-align="center" draw:textarea-vertical-align="middle" fo:padding-top="0.326cm" fo:padding-bottom="0.326cm" fo:padding-left="0.326cm" fo:padding-r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67cm" svg:stroke-color="#000000" draw:marker-start-width="0.753cm" draw:marker-end-width="0.753cm" draw:textarea-horizontal-align="center" draw:textarea-vertical-align="middle" fo:padding-top="0.33cm" fo:padding-bottom="0.33cm" fo:padding-left="0.33cm" fo:padding-right="0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681cm" svg:stroke-color="#000000" draw:marker-start-width="0.769cm" draw:marker-end-width="0.769cm" draw:textarea-horizontal-align="center" draw:textarea-vertical-align="middle" fo:padding-top="0.335cm" fo:padding-bottom="0.335cm" fo:padding-left="0.335cm" fo:padding-right="0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69cm" svg:stroke-color="#000000" draw:marker-start-width="0.783cm" draw:marker-end-width="0.783cm" draw:textarea-horizontal-align="center" draw:textarea-vertical-align="middle" fo:padding-top="0.34cm" fo:padding-bottom="0.34cm" fo:padding-left="0.34cm" fo:padding-right="0.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6,00 až 6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15T14:54:10.386000000</dc:date>
    <meta:editing-duration>PT3M14S</meta:editing-duration>
    <meta:editing-cycles>3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